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Pictures/2000000200000169000000FD8DC9366B59B55502.eps" manifest:media-type="image/x-eps"/>
  <manifest:file-entry manifest:full-path="Pictures/100000000000002000000020B2FF2A327EABC87D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"/>
  <manifest:file-entry manifest:full-path="ObjectReplacements/Object 5" manifest:media-type=""/>
  <manifest:file-entry manifest:full-path="ObjectReplacements/Object 10" manifest:media-type="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 new" svg:font-family="'Time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4cm" draw:marker-start-width="0.34cm" draw:marker-end-width="0.34cm" draw:fill="none" draw:textarea-vertical-align="middle" fo:padding-top="0.145cm" fo:padding-bottom="0.145cm" fo:padding-left="0.27cm" fo:padding-right="0.27cm"/>
    </style:style>
    <style:style style:name="gr4" style:family="graphic" style:parent-style-name="objectwithoutfill">
      <style:graphic-properties draw:stroke="dash" draw:stroke-dash="Ultrafine_20_Dashed" svg:stroke-width="0.05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svg:stroke-width="0.1cm" svg:stroke-color="#0000ff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solid"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塗りつぶしなし線なしオブジェクト">
      <style:graphic-properties draw:textarea-vertical-align="middle" draw:ole-draw-aspect="1" style:protect="size"/>
    </style:style>
    <style:style style:name="gr8" style:family="graphic" style:parent-style-name="standard">
      <style:graphic-properties svg:stroke-width="0.018cm" svg:stroke-color="#ffffff" draw:marker-start-width="0.227cm" draw:marker-end-width="0.227cm" draw:fill-color="#ffffff" draw:textarea-horizontal-align="justify" draw:textarea-vertical-align="middle" draw:auto-grow-height="false" fo:min-height="0.032cm" fo:min-width="0cm" fo:padding-top="0.134cm" fo:padding-bottom="0.134cm" fo:padding-left="0.259cm" fo:padding-right="0.259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0" style:family="graphic" style:parent-style-name="塗りつぶしなし線なしオブジェクト">
      <style:graphic-properties draw:textarea-vertical-align="middl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fo:min-height="0.374cm"/>
    </style:style>
    <style:style style:name="gr12" style:family="graphic" style:parent-style-name="objectwithoutfill">
      <style:graphic-properties svg:stroke-width="0.07cm" svg:stroke-color="#ff6666" draw:marker-start-width="0.425cm" draw:marker-end-width="0.425cm" draw:fill="none" draw:textarea-vertical-align="middle" fo:padding-top="0.16cm" fo:padding-bottom="0.16cm" fo:padding-left="0.285cm" fo:padding-right="0.285cm"/>
    </style:style>
    <style:style style:name="gr13" style:family="graphic" style:parent-style-name="objectwithoutfill">
      <style:graphic-properties svg:stroke-width="0.07cm" svg:stroke-color="#66ccff" draw:marker-start-width="0.425cm" draw:marker-end-width="0.425cm" draw:fill="none" draw:textarea-vertical-align="middle" fo:padding-top="0.16cm" fo:padding-bottom="0.16cm" fo:padding-left="0.285cm" fo:padding-right="0.285cm"/>
    </style:style>
    <style:style style:name="gr14" style:family="graphic" style:parent-style-name="塗りつぶしなし線なしオブジェクト">
      <style:graphic-properties svg:stroke-color="#000000" draw:textarea-vertical-align="middle" draw:ole-draw-aspect="1" style:protect="size"/>
    </style:style>
    <style:style style:name="gr15" style:family="graphic" style:parent-style-name="objectwithoutfill">
      <style:graphic-properties draw:marker-start="" draw:marker-end="Rounded_20_large_20_Arrow" draw:marker-end-width="0.1cm" draw:fill="none" draw:textarea-vertical-align="middle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3cm"/>
    </style:style>
    <style:style style:name="gr17" style:family="graphic" style:parent-style-name="objectwithoutfill">
      <style:graphic-properties svg:stroke-width="0.02cm" draw:marker-start-width="0.29cm" draw:marker-end="Rounded_20_large_20_Arrow" draw:marker-end-width="0.15cm" draw:fill="none" draw:textarea-vertical-align="middle" fo:padding-top="0.135cm" fo:padding-bottom="0.135cm" fo:padding-left="0.26cm" fo:padding-right="0.26cm"/>
    </style:style>
    <style:style style:name="gr18" style:family="graphic" style:parent-style-name="objectwithoutfill">
      <style:graphic-properties draw:stroke="solid" svg:stroke-width="0.04cm" draw:marker-start-width="0.32cm" draw:marker-end-width="0.32cm" draw:fill="none" draw:textarea-vertical-align="middle" fo:padding-top="0.145cm" fo:padding-bottom="0.145cm" fo:padding-left="0.27cm" fo:padding-right="0.27cm"/>
    </style:style>
    <style:style style:name="gr1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font-size="10.5pt" style:font-size-asian="10.5pt" style:font-size-complex="18pt"/>
    </style:style>
    <style:style style:name="P5" style:family="paragraph">
      <loext:graphic-properties draw:fill="none" draw:fill-color="#ffffff"/>
      <style:text-properties fo:font-size="10.5pt" style:font-size-asian="10.5pt" style:font-size-complex="18pt"/>
    </style:style>
    <style:style style:name="T1" style:family="text">
      <style:text-properties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frame draw:style-name="gr1" draw:text-style-name="P1" draw:layer="layout" svg:width="6.2cm" svg:height="4.191cm" svg:x="6.7cm" svg:y="4.776cm">
            <draw:image xlink:href="Pictures/2000000200000169000000FD8DC9366B59B55502.eps" xlink:type="simple" xlink:show="embed" xlink:actuate="onLoad">
              <text:p/>
            </draw:image>
          </draw:frame>
          <draw:line draw:style-name="gr2" draw:text-style-name="P2" draw:layer="layout" svg:x1="7.5cm" svg:y1="7.84cm" svg:x2="10.4cm" svg:y2="8.4cm">
            <text:p/>
          </draw:line>
          <draw:line draw:style-name="gr3" draw:text-style-name="P2" draw:layer="layout" svg:x1="10.4cm" svg:y1="7.338cm" svg:x2="12.058cm" svg:y2="6.352cm">
            <text:p/>
          </draw:line>
          <draw:line draw:style-name="gr4" draw:text-style-name="P2" draw:layer="layout" svg:x1="10.4cm" svg:y1="8.5cm" svg:x2="10.4cm" svg:y2="7.3cm">
            <text:p/>
          </draw:line>
          <draw:line draw:style-name="gr5" draw:text-style-name="P2" draw:layer="layout" svg:x1="12.058cm" svg:y1="6.5cm" svg:x2="12.058cm" svg:y2="5.7cm">
            <text:p/>
          </draw:line>
          <draw:line draw:style-name="gr6" draw:text-style-name="P2" draw:layer="layout" svg:x1="12.058cm" svg:y1="7.6cm" svg:x2="12.058cm" svg:y2="6.4cm">
            <text:p/>
          </draw:line>
          <draw:frame draw:style-name="gr7" draw:text-style-name="P1" draw:layer="layout" svg:width="1.999cm" svg:height="0.999cm" svg:x="8.037cm" svg:y="6.103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ustom-shape draw:style-name="gr8" draw:text-style-name="P3" draw:layer="layout" svg:width="0.3cm" svg:height="0.3cm" svg:x="6.9cm" svg:y="6.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" draw:layer="layout" svg:width="0.2cm" svg:height="0.474cm" svg:x="5.8cm" svg:y="6.6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custom-shape draw:style-name="gr9" draw:text-style-name="P3" draw:layer="layout" svg:width="0.2cm" svg:height="0.2cm" svg:x="8.4cm" svg:y="8.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2cm" svg:height="0.2cm" svg:x="11.9cm" svg:y="8.1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" draw:layer="layout" svg:width="0.737cm" svg:height="0.567cm" svg:x="8.5cm" svg:y="8.2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10" draw:text-style-name="P1" draw:layer="layout" svg:width="0.75cm" svg:height="0.576cm" svg:x="11.05cm" svg:y="7.924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10" draw:text-style-name="P1" draw:layer="layout" svg:width="1.7cm" svg:height="0.577cm" svg:x="5.6cm" svg:y="6.5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11" draw:text-style-name="P5" draw:layer="layout" svg:width="1.2cm" svg:height="0.624cm" svg:x="10.3cm" svg:y="7.2cm">
            <draw:text-box>
              <text:p text:style-name="P4"><text:span text:style-name="T1">同じ</text:span></text:p>
            </draw:text-box>
          </draw:frame>
          <draw:line draw:style-name="gr12" draw:text-style-name="P2" draw:layer="layout" svg:x1="7.5cm" svg:y1="7.9cm" svg:x2="10.4cm" svg:y2="7.3cm">
            <text:p/>
          </draw:line>
          <draw:line draw:style-name="gr13" draw:text-style-name="P2" draw:layer="layout" svg:x1="10.4cm" svg:y1="7.3cm" svg:x2="12.1cm" svg:y2="5.7cm">
            <text:p/>
          </draw:line>
          <draw:frame draw:style-name="gr14" draw:text-style-name="P1" draw:layer="layout" svg:width="0.907cm" svg:height="1.215cm" svg:x="7.1cm" svg:y="8.085c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line draw:style-name="gr15" draw:text-style-name="P2" draw:layer="layout" svg:x1="8cm" svg:y1="8.4cm" svg:x2="9.4cm" svg:y2="7.5cm">
            <text:p/>
          </draw:line>
          <draw:line draw:style-name="gr15" draw:text-style-name="P2" draw:layer="layout" svg:x1="11.4cm" svg:y1="5.5cm" svg:x2="11.5cm" svg:y2="6.3cm">
            <text:p/>
          </draw:line>
          <draw:custom-shape draw:style-name="gr16" draw:text-style-name="P3" draw:layer="layout" svg:width="0.8cm" svg:height="0.2cm" svg:x="10.8cm" svg:y="5.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0.449cm" svg:y1="8.4cm" svg:x2="12.1cm" svg:y2="7.476cm">
            <text:p/>
          </draw:line>
          <draw:line draw:style-name="gr17" draw:text-style-name="P2" draw:layer="layout" svg:x1="10.4cm" svg:y1="7.959cm" svg:x2="12.013cm" svg:y2="7cm">
            <text:p/>
          </draw:line>
          <draw:path draw:style-name="gr18" draw:text-style-name="P2" draw:layer="layout" svg:width="1.291cm" svg:height="0.615cm" draw:transform="skewX (0.402298392584693) rotate (-1.03218771962945) translate (12.122cm 6.4cm)" svg:viewBox="0 0 1292 616" svg:d="M0 0c783 1 1292 616 1292 616">
            <text:p/>
          </draw:path>
          <draw:path draw:style-name="gr18" draw:text-style-name="P2" draw:layer="layout" svg:width="0.924cm" svg:height="0.499cm" draw:transform="skewX (0.715584993317675) rotate (-0.775100720810683) translate (12.1cm 5.7cm)" svg:viewBox="0 0 925 500" svg:d="M0 0c560 0 925 500 925 500">
            <text:p/>
          </draw:path>
          <draw:frame draw:style-name="gr10" draw:text-style-name="P1" draw:layer="layout" svg:width="0.907cm" svg:height="1.215cm" svg:x="10.7cm" svg:y="4.3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14" draw:text-style-name="P1" draw:layer="layout" svg:width="1.509cm" svg:height="1.215cm" svg:x="12.3cm" svg:y="6.6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style-name="gr14" draw:text-style-name="P1" draw:layer="layout" svg:width="1.509cm" svg:height="1.215cm" svg:x="12.3cm" svg:y="5.285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path draw:style-name="gr18" draw:text-style-name="P2" draw:layer="layout" svg:width="1.876cm" svg:height="0.669cm" draw:transform="skewX (0.146084058391925) rotate (-1.21038583625807) translate (14.1cm 5.7cm)" svg:viewBox="0 0 1877 670" svg:d="M0 0c1137 1 1877 670 1877 670">
            <text:p/>
          </draw:path>
          <draw:line draw:style-name="gr19" draw:text-style-name="P2" draw:layer="layout" svg:x1="11.9cm" svg:y1="7.6cm" svg:x2="16.1cm" svg:y2="7.6cm">
            <text:p/>
          </draw:line>
          <draw:line draw:style-name="gr19" draw:text-style-name="P2" draw:layer="layout" svg:x1="12.1cm" svg:y1="5.7cm" svg:x2="16.3cm" svg:y2="5.7cm">
            <text:p/>
          </draw:line>
          <draw:frame draw:style-name="gr14" draw:text-style-name="P1" draw:layer="layout" svg:width="3.993cm" svg:height="1.215cm" svg:x="14.5cm" svg:y="6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 new" svg:font-family="'Time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2" draw:fill-hatch-name="Hatching_20_9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nsparkt</meta:initial-creator>
    <meta:creation-date>2017-01-05T01:59:46.124941638</meta:creation-date>
    <dc:date>2017-01-05T05:46:30.664157887</dc:date>
    <dc:creator>minsparkt</dc:creator>
    <meta:editing-duration>PT3H28M17S</meta:editing-duration>
    <meta:editing-cycles>19</meta:editing-cycles>
    <meta:generator>LibreOffice/5.0.3.2$Linux_X86_64 LibreOffice_project/00m0$Build-2</meta:generator>
    <meta:document-statistic meta:object-count="33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row>
        <mi mathvariant="italic">df</mi>
        <mo stretchy="false">=</mo>
        <mfrac>
          <mrow>
            <mi>∂</mi>
            <mi>f</mi>
          </mrow>
          <mrow>
            <mi>∂</mi>
            <mi>x</mi>
          </mrow>
        </mfrac>
      </mrow>
      <mrow>
        <mi mathvariant="italic">dx</mi>
        <mo stretchy="false">+</mo>
        <mfrac>
          <mrow>
            <mi>∂</mi>
            <mi>f</mi>
          </mrow>
          <mrow>
            <mi>∂</mi>
            <mi>y</mi>
          </mrow>
        </mfrac>
      </mrow>
      <mi mathvariant="italic">dy</mi>
    </mrow>
    <annotation encoding="StarMath 5.0">df = {∂f} over {∂x} dx+ {∂f} over {∂y}dy
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i mathvariant="italic">dx</mi>
    <annotation encoding="StarMath 5.0">dx</annotation>
  </semantics>
</math>
</file>

<file path=Object 4/content.xml><?xml version="1.0" encoding="utf-8"?>
<math xmlns="http://www.w3.org/1998/Math/MathML" display="block">
  <semantics>
    <mi mathvariant="italic">dy</mi>
    <annotation encoding="StarMath 5.0">dy
</annotation>
  </semantics>
</math>
</file>

<file path=Object 5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( x, y )</annotation>
  </semantics>
</math>
</file>

<file path=Object 6/content.xml><?xml version="1.0" encoding="utf-8"?>
<math xmlns="http://www.w3.org/1998/Math/MathML" display="block">
  <semantics>
    <mfrac>
      <mrow>
        <mi>∂</mi>
        <mi>f</mi>
      </mrow>
      <mrow>
        <mi>∂</mi>
        <mi>x</mi>
      </mrow>
    </mfrac>
    <annotation encoding="StarMath 5.0">
{∂f} over {∂x} </annotation>
  </semantics>
</math>
</file>

<file path=Object 7/content.xml><?xml version="1.0" encoding="utf-8"?>
<math xmlns="http://www.w3.org/1998/Math/MathML" display="block">
  <semantics>
    <mfrac>
      <mrow>
        <mi>∂</mi>
        <mi>f</mi>
      </mrow>
      <mrow>
        <mi>∂</mi>
        <mi>y</mi>
      </mrow>
    </mfrac>
    <annotation encoding="StarMath 5.0"> {∂f} over {∂y} </annotation>
  </semantics>
</math>
</file>

<file path=Object 8/content.xml><?xml version="1.0" encoding="utf-8"?>
<math xmlns="http://www.w3.org/1998/Math/MathML" display="block">
  <semantics>
    <mrow>
      <mfrac>
        <mrow>
          <mi>∂</mi>
          <mi>f</mi>
        </mrow>
        <mrow>
          <mi>∂</mi>
          <mi>x</mi>
        </mrow>
      </mfrac>
      <mi mathvariant="italic">dx</mi>
    </mrow>
    <annotation encoding="StarMath 5.0">{∂f} over {∂x} dx</annotation>
  </semantics>
</math>
</file>

<file path=Object 9/content.xml><?xml version="1.0" encoding="utf-8"?>
<math xmlns="http://www.w3.org/1998/Math/MathML" display="block">
  <semantics>
    <mrow>
      <mfrac>
        <mrow>
          <mi>∂</mi>
          <mi>f</mi>
        </mrow>
        <mrow>
          <mi>∂</mi>
          <mi>y</mi>
        </mrow>
      </mfrac>
      <mi mathvariant="italic">dy</mi>
    </mrow>
    <annotation encoding="StarMath 5.0">{∂f} over {∂y} dy</annotation>
  </semantics>
</math>
</file>